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ucidatypewriter" svg:font-family="lucidatypewriter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fo:color="#aa04f9" style:font-name="lucidatypewriter" fo:font-size="10pt" style:font-name-asian="lucidatypewriter" style:font-name-complex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name-complex="lucidatypewriter" style:font-size-asian="10pt" style:font-size-complex="10pt" fo:color="#000000"/>
    </style:style>
    <style:style style:name="T3" style:family="text">
      <style:text-properties style:font-name="lucidatypewriter" fo:font-size="10pt" style:font-name-asian="lucidatypewriter" style:font-name-complex="lucidatypewriter" style:font-size-asian="10pt" style:font-size-complex="10pt" fo:color="#aa04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Ist – Position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string" calcext:value-type="string">
            <text:p>Soll – <text:s/>Position 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ime to hit “Soll-Position”</text:p>
          </table:table-cell>
          <table:table-cell table:style-name="ce1" office:value-type="string" calcext:value-type="string">
            <text:p>198,5</text:p>
          </table:table-cell>
          <table:table-cell table:style-name="ce1" office:value-type="string" calcext:value-type="string">
            <text:p>66,5</text:p>
          </table:table-cell>
          <table:table-cell table:style-name="ce1" office:value-type="string" calcext:value-type="string">
            <text:p>32,15</text:p>
          </table:table-cell>
        </table:table-row>
        <table:table-row table:style-name="ro1">
          <table:table-cell/>
          <table:table-cell office:value-type="string" calcext:value-type="string">
            <text:p>Motor Status </text:p>
          </table:table-cell>
          <table:table-cell table:style-name="ce1" office:value-type="string" calcext:value-type="string">
            <text:p>an bis 198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 bis 3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Im brakeMode <text:span text:style-name="T1">'Coast' </text:span><text:span text:style-name="T2">läuft der Motor noch aus und stoppt  nicht direckt. </text:span><text:span text:style-name="T3"> 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Ist – Position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string" calcext:value-type="string">
            <text:p>Soll – <text:s/>Position 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ime to hit “Soll-Position”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Motor Status 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 bis 107</text:p>
          </table:table-cell>
          <table:table-cell table:style-name="ce1" office:value-type="string" calcext:value-type="string">
            <text:p>an bis 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Im brakeMode 'Brake' wird der Motor gestoppt, wenn er den eigestellten Wert erreicht und hat deswegen fast garkeine Abweichung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Mit speedRegulationt aktivier hat der Motor mehr Kraft und lässt sich nicht so einfach stoppen. 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ucidatypewriter" svg:font-family="lucidatypewrite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4:41:50.309244370</meta:creation-date>
    <dc:date>2023-12-14T16:00:32.583100145</dc:date>
    <meta:editing-duration>PT27M50S</meta:editing-duration>
    <meta:editing-cycles>1</meta:editing-cycles>
    <meta:document-statistic meta:table-count="2" meta:cell-count="60" meta:object-count="0"/>
    <meta:generator>LibreOffice/7.3.7.2$Linux_X86_64 LibreOffice_project/30$Build-2</meta:generator>
  </office:meta>
</office:document-meta>
</file>